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ViewControllerRegistration.setApplicationContext( @ Nullable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ViewControllerRegistration.getUr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ViewControllerRegistration.setKeepQueryParams( boolean propa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ViewControllerRegistration.setStatusCode( HttpStatusCode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directViewControllerRegistration.setContextRelative( boolean context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ViewControllerRegistration.RedirectViewControllerRegistration( String urlPath , String redirec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ViewControllerRegistration.getView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